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pt" style:font-size-asian="10pt" style:font-size-complex="10pt"/>
    </style:style>
    <style:style style:name="P2" style:family="paragraph" style:parent-style-name="Standard">
      <style:text-properties style:font-name="DejaVu Sans" fo:font-size="10pt" officeooo:rsid="001e2f5b" officeooo:paragraph-rsid="001e2f5b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size="10pt" officeooo:rsid="001e2f5b" officeooo:paragraph-rsid="001e2f5b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size="10pt" officeooo:rsid="001ff9d9" officeooo:paragraph-rsid="001ff9d9" style:font-size-asian="10pt" style:font-size-complex="10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size="10pt" style:font-size-asian="10pt" style:font-size-complex="10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size="10pt" officeooo:rsid="001e2f5b" officeooo:paragraph-rsid="001e2f5b" style:font-size-asian="10pt" style:font-size-complex="10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size="10pt" officeooo:rsid="001ff9d9" officeooo:paragraph-rsid="001ff9d9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goal of this thesis to connect and unify these key approaches. I introduce causal bandit problems: a framework that combines causal graphical models, which were developed for observational causal inference, with multi-armed bandit problems, which are a subset of reinforcement learning problems that are simple enough to admit formal analysis. I show that knowledge of the causal structure allows us to transfer information learned about the outcome of one action to predict the outcome of an alternate action, yielding a novel form of structure between bandit arms that cannot be exploited by existing algorithms. I propose an algorithm for causal bandit problems and prove bounds on the simple regret demonstrating it is close to mini-max optimal and strictly better than algorithms that do not use the additional causal information. </text:p>
      <text:p text:style-name="P5"/>
      <text:p text:style-name="P6">Contributions </text:p>
      <text:p text:style-name="P6">The goal of this thesis is to connect and unify the key approaches to solving causal problems from both the observational and interventional viewpoints. My major contribution is a framework that unifies the causal graphical model approach for inference in observational settings with the sequential experimental approach encapsulated by multi-armed bandits. This framework allows us to represent knowledge of how variables are related to one-another in a very natural way and induces an interesting and novel form of structure between the different actions modelled in the bandit problem. I develop a new algorithm that can exploit this structure as a first step towards a unified approach to decision making under uncertainty.</text:p>
      <text:p text:style-name="P6"/>
      <text:p text:style-name="P6">In chapter 4, I introduce causal bandit problems: a framework that unifies causal graphical models with multi-armed bandit problems. Bandit arms are related to interventions in a causal graphical model in a very natural way: each multi-armed bandit arm (or action) corresponds to a particular assignment of values to variables within the causal graphical model. I show how the framework can be used to describe a number of existing problems that lie in the intersection between the observational and interventional approaches to</text:p>
      <text:p text:style-name="P6">causality and demonstrate how problems reduce to different flavours of the bandit problem depending what information is observable and when.</text:p>
      <text:p text:style-name="P6"/>
      <text:p text:style-name="P3">In this chapter, I introduce a very general framework that connects causal graphical models with multi-armed bandit problems and demonstrate how it can be leveraged to make better decisions.</text:p>
      <text:p text:style-name="P3"/>
      <text:p text:style-name="P3">A framework to connect bandit problems with observational causal inference</text:p>
      <text:p text:style-name="P3"/>
      <text:p text:style-name="P4">This setting reduces to a contextual bandit problem in our causal bandit framework.</text:p>
      <text:p text:style-name="P5"/>
      <text:p text:style-name="P7">The classical K-armed stochastic bandit problem can be recovered in our framework by considering a simple causal model with one edge connecting a single variable X that can take on K values to a reward variable Y ∈ {0, 1} where P (Y = 1|X) = r(X) for some arbitrary but unknown, real-valued function r.</text:p>
      <text:p text:style-name="P7"/>
      <text:p text:style-name="P7">Our framework bears a superficial similarity to contextual bandit problems, § 3.2.4, since the extra observations on non-intervened variables might be viewed as context for selecting an intervention. However, a crucial difference is that in our model the extra observations are only revealed after selecting an intervention and hence cannot be used as context.</text:p>
      <text:p text:style-name="P7"/>
      <text:p text:style-name="P7">I have developed a framework that formally connects causal graphical models with banditproblems in a very natural way and demonstrated that this framework encodes some keyexisting problems in the literature. I showed that knowledge of the causal structure (butnot the functional relationships) between variables can induce a novel form of structure between alternate actions and that an algorithm that leverages this structure obtains better performance that one that does not.</text:p>
      <text:p text:style-name="P7">This work represents an important first step towards a unified approach to causal inference and optimal decision making. There is much exciting work remaining to be done.</text:p>
      <text:p text:style-name="P7">Although the causal bandit framework can capture contextual information as well as post-action feedback, I have formally analysed and developed algorithms only for the latter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09:40:56.320725723</meta:creation-date>
    <dc:date>2017-09-28T09:55:15.666084089</dc:date>
    <meta:editing-duration>PT4M9S</meta:editing-duration>
    <meta:editing-cycles>1</meta:editing-cycles>
    <meta:document-statistic meta:table-count="0" meta:image-count="0" meta:object-count="0" meta:page-count="1" meta:paragraph-count="13" meta:word-count="627" meta:character-count="4080" meta:non-whitespace-character-count="3464"/>
    <meta:generator>LibreOffice/5.1.6.2$Linux_X86_64 LibreOffice_project/10m0$Build-2</meta:generator>
  </office:meta>
</office:document-meta>
</file>